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9" table:number-rows-spanned="2">
            <text:p>Grow</text:p>
          </table:table-cell>
          <table:covered-table-cell table:number-columns-repeated="8"/>
          <table:table-cell table:style-name="ce3" office:value-type="string" calcext:value-type="string" table:number-columns-spanned="9" table:number-rows-spanned="2">
            <text:p>Bloom</text:p>
          </table:table-cell>
          <table:covered-table-cell table:number-columns-repeated="8"/>
        </table:table-row>
        <table:table-row table:style-name="ro1">
          <table:covered-table-cell table:number-columns-repeated="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CH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CH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H3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CH3</text:p>
          </table:table-cell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CH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CH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CH3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CH3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CH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CH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H3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CH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H2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CH3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CH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H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CH3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CH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H2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CH3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CH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H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CH3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H2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CH3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H2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CH3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H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H2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CH3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H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H2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CH3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H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CH2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CH3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CH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CH2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H3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CH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CH2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CH3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CH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CH2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CH3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CH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H2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CH3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CH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CH2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CH3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CH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CH2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CH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CH1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CH2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CH3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CH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CH2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CH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CH1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CH2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CH3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CH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CH2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CH3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CH1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CH2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CH3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CH3</text:p>
          </table:table-cell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CH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H2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CH3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CH3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 table:number-rows-repeated="168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104837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000-00-00T00:00:01.722607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mbie </meta:initial-creator>
    <meta:creation-date>2015-05-05T22:44:00.590322047</meta:creation-date>
    <dc:date>2015-07-10T02:04:51.707920815</dc:date>
    <dc:creator>zombie </dc:creator>
    <meta:editing-duration>P1DT11H38M2S</meta:editing-duration>
    <meta:editing-cycles>4</meta:editing-cycles>
    <meta:generator>LibreOffice/4.1.2.3$Linux_X86_64 LibreOffice_project/410m0$Build-3</meta:generator>
    <meta:document-statistic meta:table-count="1" meta:cell-count="419" meta:object-count="0"/>
  </office:meta>
</office:document-meta>
</file>